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 ENTRA NINGUNO CON MOCHILAS DE TAMAÑO VARIABLE</text:p>
          </table:table-cell>
          <table:table-cell table:number-columns-repeated="3"/>
          <table:table-cell office:value-type="string" calcext:value-type="string">
            <text:p>ENTRAN TODOS</text:p>
          </table:table-cell>
          <table:table-cell table:number-columns-repeated="3"/>
          <table:table-cell office:value-type="string" calcext:value-type="string">
            <text:p>ENTRAN RANDOM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607743" calcext:value-type="float">
            <text:p>6077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93447" calcext:value-type="float">
            <text:p>1079344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60222" calcext:value-type="float">
            <text:p>6602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77756" calcext:value-type="float">
            <text:p>97775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7699076" calcext:value-type="float">
            <text:p>1769907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79282" calcext:value-type="float">
            <text:p>11792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449796" calcext:value-type="float">
            <text:p>144979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7647025" calcext:value-type="float">
            <text:p>2764702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90980" calcext:value-type="float">
            <text:p>179098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41932" calcext:value-type="float">
            <text:p>164193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5567742" calcext:value-type="float">
            <text:p>3556774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233578" calcext:value-type="float">
            <text:p>22335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13949" calcext:value-type="float">
            <text:p>201394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5149554" calcext:value-type="float">
            <text:p>4514955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750679" calcext:value-type="float">
            <text:p>27506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06586" calcext:value-type="float">
            <text:p>250658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3591293" calcext:value-type="float">
            <text:p>5359129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249154" calcext:value-type="float">
            <text:p>32491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905562" calcext:value-type="float">
            <text:p>290556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2328588" calcext:value-type="float">
            <text:p>6232858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674107" calcext:value-type="float">
            <text:p>367410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317771" calcext:value-type="float">
            <text:p>331777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1164402" calcext:value-type="float">
            <text:p>7116440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147093" calcext:value-type="float">
            <text:p>414709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742725" calcext:value-type="float">
            <text:p>374272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80237935" calcext:value-type="float">
            <text:p>8023793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600475" calcext:value-type="float">
            <text:p>46004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130917" calcext:value-type="float">
            <text:p>413091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9907973" calcext:value-type="float">
            <text:p>8990797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17096" calcext:value-type="float">
            <text:p>50170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4590670" calcext:value-type="float">
            <text:p>459067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7699291" calcext:value-type="float">
            <text:p>9769929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383233" calcext:value-type="float">
            <text:p>538323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5094536" calcext:value-type="float">
            <text:p>509453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06433156" calcext:value-type="float">
            <text:p>10643315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136091" calcext:value-type="float">
            <text:p>61360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355782" calcext:value-type="float">
            <text:p>535578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15568447" calcext:value-type="float">
            <text:p>11556844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6342441" calcext:value-type="float">
            <text:p>634244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832690" calcext:value-type="float">
            <text:p>583269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24342993" calcext:value-type="float">
            <text:p>12434299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6636527" calcext:value-type="float">
            <text:p>663652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6226274" calcext:value-type="float">
            <text:p>622627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3416527" calcext:value-type="float">
            <text:p>13341652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124708" calcext:value-type="float">
            <text:p>71247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628190" calcext:value-type="float">
            <text:p>662819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42263124" calcext:value-type="float">
            <text:p>14226312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7857471" calcext:value-type="float">
            <text:p>785747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7038930" calcext:value-type="float">
            <text:p>703893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50522529" calcext:value-type="float">
            <text:p>15052252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437799" calcext:value-type="float">
            <text:p>84377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7864328" calcext:value-type="float">
            <text:p>786432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59480388" calcext:value-type="float">
            <text:p>15948038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8769626" calcext:value-type="float">
            <text:p>876962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8449558" calcext:value-type="float">
            <text:p>8449558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68732333" calcext:value-type="float">
            <text:p>168732333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9076455" calcext:value-type="float">
            <text:p>9076455</text:p>
          </table:table-cell>
          <table:table-cell office:value-type="float" office:value="95" calcext:value-type="float">
            <text:p>9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entran una cantidad par de elementos en las mochilas</text:p>
          </table:table-cell>
          <table:table-cell table:number-columns-repeated="3"/>
          <table:table-cell office:value-type="string" calcext:value-type="string">
            <text:p>entra un unico elemento en cada mochila</text:p>
          </table:table-cell>
          <table:table-cell table:number-columns-repeated="3"/>
          <table:table-cell office:value-type="string" calcext:value-type="string">
            <text:p>entra un solo elemento en una unica mochila y el resto quedan vacia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615128" calcext:value-type="float">
            <text:p>61512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56300" calcext:value-type="float">
            <text:p>6563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14616" calcext:value-type="float">
            <text:p>8146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54786" calcext:value-type="float">
            <text:p>10547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76363" calcext:value-type="float">
            <text:p>97636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45974" calcext:value-type="float">
            <text:p>9459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650799" calcext:value-type="float">
            <text:p>165079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42978" calcext:value-type="float">
            <text:p>144297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90064" calcext:value-type="float">
            <text:p>11900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079674" calcext:value-type="float">
            <text:p>207967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55666" calcext:value-type="float">
            <text:p>195566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620899" calcext:value-type="float">
            <text:p>16208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545308" calcext:value-type="float">
            <text:p>254530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394833" calcext:value-type="float">
            <text:p>239483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087514" calcext:value-type="float">
            <text:p>20875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027608" calcext:value-type="float">
            <text:p>302760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897719" calcext:value-type="float">
            <text:p>289771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503645" calcext:value-type="float">
            <text:p>25036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405507" calcext:value-type="float">
            <text:p>340550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379039" calcext:value-type="float">
            <text:p>337903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867330" calcext:value-type="float">
            <text:p>28673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886827" calcext:value-type="float">
            <text:p>388682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799580" calcext:value-type="float">
            <text:p>379958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592740" calcext:value-type="float">
            <text:p>35927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422063" calcext:value-type="float">
            <text:p>442206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277470" calcext:value-type="float">
            <text:p>42774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3769192" calcext:value-type="float">
            <text:p>376919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861720" calcext:value-type="float">
            <text:p>48617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831329" calcext:value-type="float">
            <text:p>483132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147581" calcext:value-type="float">
            <text:p>414758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385192" calcext:value-type="float">
            <text:p>538519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269517" calcext:value-type="float">
            <text:p>526951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588219" calcext:value-type="float">
            <text:p>458821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6157165" calcext:value-type="float">
            <text:p>615716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800831" calcext:value-type="float">
            <text:p>580083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124433" calcext:value-type="float">
            <text:p>51244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6198338" calcext:value-type="float">
            <text:p>6198338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6252251" calcext:value-type="float">
            <text:p>625225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5395972" calcext:value-type="float">
            <text:p>539597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6825720" calcext:value-type="float">
            <text:p>682572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177639" calcext:value-type="float">
            <text:p>717763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5816513" calcext:value-type="float">
            <text:p>581651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7173230" calcext:value-type="float">
            <text:p>717323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236946" calcext:value-type="float">
            <text:p>723694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6194904" calcext:value-type="float">
            <text:p>619490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7471727" calcext:value-type="float">
            <text:p>747172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7667782" calcext:value-type="float">
            <text:p>766778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6637011" calcext:value-type="float">
            <text:p>66370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023137" calcext:value-type="float">
            <text:p>8023137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8144690" calcext:value-type="float">
            <text:p>814469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007558" calcext:value-type="float">
            <text:p>70075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8901471" calcext:value-type="float">
            <text:p>890147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8894116" calcext:value-type="float">
            <text:p>8894116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613864" calcext:value-type="float">
            <text:p>76138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905883" calcext:value-type="float">
            <text:p>8905883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9162225" calcext:value-type="float">
            <text:p>916222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8713252" calcext:value-type="float">
            <text:p>8713252</text:p>
          </table:table-cell>
          <table:table-cell office:value-type="float" office:value="95" calcext:value-type="float">
            <text:p>95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office:value-type="string" calcext:value-type="string">
            <text:p>tiempo de complejidad;</text:p>
          </table:table-cell>
          <table:table-cell table:number-columns-repeated="3"/>
          <table:table-cell office:value-type="string" calcext:value-type="string">
            <text:p>mejor caso</text:p>
          </table:table-cell>
          <table:table-cell table:number-columns-repeated="3"/>
          <table:table-cell office:value-type="string" calcext:value-type="string">
            <text:p>division algo/complejidad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table:style-name="ce1" office:value-type="float" office:value="672300" calcext:value-type="float">
            <text:p>6723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07743" calcext:value-type="float">
            <text:p>6077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F55]/[.B55]" office:value-type="float" office:value="0.903975903614458" calcext:value-type="float">
            <text:p>0,9039759036</text:p>
          </table:table-cell>
          <table:table-cell/>
        </table:table-row>
        <table:table-row table:style-name="ro2">
          <table:table-cell/>
          <table:table-cell table:style-name="ce1" office:value-type="float" office:value="1013005.3" calcext:value-type="float">
            <text:p>10130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77756" calcext:value-type="float">
            <text:p>97775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F56]/[.B56]" office:value-type="float" office:value="0.965203242273264" calcext:value-type="float">
            <text:p>0,9652032423</text:p>
          </table:table-cell>
          <table:table-cell/>
        </table:table-row>
        <table:table-row table:style-name="ro2">
          <table:table-cell/>
          <table:table-cell table:style-name="ce1" office:value-type="float" office:value="1450152.848" calcext:value-type="float">
            <text:p>145015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49796" calcext:value-type="float">
            <text:p>144979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F57]/[.B57]" office:value-type="float" office:value="0.999753923870513" calcext:value-type="float">
            <text:p>0,9997539239</text:p>
          </table:table-cell>
          <table:table-cell/>
        </table:table-row>
        <table:table-row table:style-name="ro2">
          <table:table-cell/>
          <table:table-cell table:style-name="ce1" office:value-type="float" office:value="1642637.512" calcext:value-type="float">
            <text:p>164263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641932" calcext:value-type="float">
            <text:p>164193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F58]/[.B58]" office:value-type="float" office:value="0.999570500493964" calcext:value-type="float">
            <text:p>0,9995705005</text:p>
          </table:table-cell>
          <table:table-cell/>
        </table:table-row>
        <table:table-row table:style-name="ro2">
          <table:table-cell/>
          <table:table-cell table:style-name="ce1" office:value-type="float" office:value="2014695.9495" calcext:value-type="float">
            <text:p>201469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013949" calcext:value-type="float">
            <text:p>201394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F59]/[.B59]" office:value-type="float" office:value="0.999629249515201" calcext:value-type="float">
            <text:p>0,9996292495</text:p>
          </table:table-cell>
          <table:table-cell/>
        </table:table-row>
        <table:table-row table:style-name="ro2">
          <table:table-cell/>
          <table:table-cell table:style-name="ce1" office:value-type="float" office:value="1261737" calcext:value-type="float">
            <text:p>126173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506586" calcext:value-type="float">
            <text:p>250658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F60]/[.B60]" office:value-type="float" office:value="1.98661527719327" calcext:value-type="float">
            <text:p>1,9866152772</text:p>
          </table:table-cell>
          <table:table-cell/>
        </table:table-row>
        <table:table-row table:style-name="ro2">
          <table:table-cell/>
          <table:table-cell table:style-name="ce1" office:value-type="float" office:value="3105836" calcext:value-type="float">
            <text:p>310583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905562" calcext:value-type="float">
            <text:p>290556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F61]/[.B61]" office:value-type="float" office:value="0.935516878547354" calcext:value-type="float">
            <text:p>0,9355168785</text:p>
          </table:table-cell>
          <table:table-cell/>
        </table:table-row>
        <table:table-row table:style-name="ro2">
          <table:table-cell/>
          <table:table-cell table:style-name="ce1" office:value-type="float" office:value="6914621" calcext:value-type="float">
            <text:p>691462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317771" calcext:value-type="float">
            <text:p>331777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F62]/[.B62]" office:value-type="float" office:value="0.479819645935764" calcext:value-type="float">
            <text:p>0,4798196459</text:p>
          </table:table-cell>
          <table:table-cell/>
        </table:table-row>
        <table:table-row table:style-name="ro2">
          <table:table-cell/>
          <table:table-cell table:style-name="ce1" office:value-type="float" office:value="8042079" calcext:value-type="float">
            <text:p>804207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3742725" calcext:value-type="float">
            <text:p>374272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F63]/[.B63]" office:value-type="float" office:value="0.465392717480144" calcext:value-type="float">
            <text:p>0,4653927175</text:p>
          </table:table-cell>
          <table:table-cell/>
        </table:table-row>
        <table:table-row table:style-name="ro2">
          <table:table-cell/>
          <table:table-cell table:style-name="ce1" office:value-type="float" office:value="15630241" calcext:value-type="float">
            <text:p>1563024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130917" calcext:value-type="float">
            <text:p>413091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F64]/[.B64]" office:value-type="float" office:value="0.264290038778033" calcext:value-type="float">
            <text:p>0,2642900388</text:p>
          </table:table-cell>
          <table:table-cell/>
        </table:table-row>
        <table:table-row table:style-name="ro2">
          <table:table-cell/>
          <table:table-cell table:style-name="ce1" office:value-type="float" office:value="32548705" calcext:value-type="float">
            <text:p>3254870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590670" calcext:value-type="float">
            <text:p>459067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F65]/[.B65]" office:value-type="float" office:value="0.141040019871758" calcext:value-type="float">
            <text:p>0,1410400199</text:p>
          </table:table-cell>
          <table:table-cell/>
        </table:table-row>
        <table:table-row table:style-name="ro2">
          <table:table-cell/>
          <table:table-cell table:style-name="ce1" office:value-type="float" office:value="70609663" calcext:value-type="float">
            <text:p>70609663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5094536" calcext:value-type="float">
            <text:p>509453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F66]/[.B66]" office:value-type="float" office:value="0.0721506913295989" calcext:value-type="float">
            <text:p>0,0721506913</text:p>
          </table:table-cell>
          <table:table-cell/>
        </table:table-row>
        <table:table-row table:style-name="ro2">
          <table:table-cell/>
          <table:table-cell table:style-name="ce1" office:value-type="float" office:value="148630853" calcext:value-type="float">
            <text:p>148630853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5355782" calcext:value-type="float">
            <text:p>535578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[.F67]/[.B67]" office:value-type="float" office:value="0.0360341200490856" calcext:value-type="float">
            <text:p>0,03603412</text:p>
          </table:table-cell>
          <table:table-cell/>
        </table:table-row>
        <table:table-row table:style-name="ro2">
          <table:table-cell/>
          <table:table-cell table:style-name="ce1" office:value-type="float" office:value="316921558" calcext:value-type="float">
            <text:p>3169215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5832690" calcext:value-type="float">
            <text:p>583269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F68]/[.B68]" office:value-type="float" office:value="0.0184042071382219" calcext:value-type="float">
            <text:p>0,0184042071</text:p>
          </table:table-cell>
          <table:table-cell/>
        </table:table-row>
        <table:table-row table:style-name="ro2">
          <table:table-cell/>
          <table:table-cell table:style-name="ce1" office:value-type="float" office:value="674909595" calcext:value-type="float">
            <text:p>67490959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6226274" calcext:value-type="float">
            <text:p>622627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F69]/[.B69]" office:value-type="float" office:value="0.00922534521086487" calcext:value-type="float">
            <text:p>0,0092253452</text:p>
          </table:table-cell>
          <table:table-cell/>
        </table:table-row>
        <table:table-row table:style-name="ro2">
          <table:table-cell/>
          <table:table-cell table:style-name="ce1" office:value-type="float" office:value="1425390601" calcext:value-type="float">
            <text:p>142539060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6628190" calcext:value-type="float">
            <text:p>662819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F70]/[.B70]" office:value-type="float" office:value="0.0046500867869831" calcext:value-type="float">
            <text:p>0,0046500868</text:p>
          </table:table-cell>
          <table:table-cell/>
        </table:table-row>
        <table:table-row table:style-name="ro2">
          <table:table-cell/>
          <table:table-cell table:style-name="ce1" office:value-type="float" office:value="3010363164" calcext:value-type="float">
            <text:p>301036316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038930" calcext:value-type="float">
            <text:p>703893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[.F71]/[.B71]" office:value-type="float" office:value="0.00233823283654822" calcext:value-type="float">
            <text:p>0,0023382328</text:p>
          </table:table-cell>
          <table:table-cell/>
        </table:table-row>
        <table:table-row table:style-name="ro2">
          <table:table-cell/>
          <table:table-cell table:style-name="ce1" office:value-type="float" office:value="6380584795" calcext:value-type="float">
            <text:p>6380584795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864328" calcext:value-type="float">
            <text:p>786432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F72]/[.B72]" office:value-type="float" office:value="0.00123254031607929" calcext:value-type="float">
            <text:p>0,0012325403</text:p>
          </table:table-cell>
          <table:table-cell/>
        </table:table-row>
        <table:table-row table:style-name="ro2">
          <table:table-cell/>
          <table:table-cell table:style-name="ce1" office:value-type="float" office:value="13563469563" calcext:value-type="float">
            <text:p>13563469563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8449558" calcext:value-type="float">
            <text:p>8449558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[.F73]/[.B73]" office:value-type="float" office:value="0.000622964349995644" calcext:value-type="float">
            <text:p>0,0006229643</text:p>
          </table:table-cell>
          <table:table-cell/>
        </table:table-row>
        <table:table-row table:style-name="ro2" table:number-rows-repeated="4">
          <table:table-cell table:number-columns-repeated="11"/>
        </table:table-row>
        <table:table-row table:style-name="ro2">
          <table:table-cell/>
          <table:table-cell office:value-type="string" calcext:value-type="string">
            <text:p>tiempo de complejidad;</text:p>
          </table:table-cell>
          <table:table-cell table:number-columns-repeated="3"/>
          <table:table-cell office:value-type="string" calcext:value-type="string">
            <text:p>peor caso</text:p>
          </table:table-cell>
          <table:table-cell table:number-columns-repeated="3"/>
          <table:table-cell office:value-type="string" calcext:value-type="string">
            <text:p>division algo/complejidad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table:style-name="ce1" office:value-type="float" office:value="10995869.94" calcext:value-type="float">
            <text:p>1099587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81]-[.F81]" office:value-type="float" office:value="202422.939999999" calcext:value-type="float">
            <text:p>202422,939999999</text:p>
          </table:table-cell>
          <table:table-cell office:value-type="float" office:value="10793447" calcext:value-type="float">
            <text:p>1079344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F81]/[.B81]" office:value-type="float" office:value="0.98159100270333" calcext:value-type="float">
            <text:p>0,9815910027</text:p>
          </table:table-cell>
          <table:table-cell/>
        </table:table-row>
        <table:table-row table:style-name="ro2">
          <table:table-cell/>
          <table:table-cell table:style-name="ce1" office:value-type="float" office:value="18032797.414" calcext:value-type="float">
            <text:p>1803279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2]-[.F82]" office:value-type="float" office:value="333721.414000001" calcext:value-type="float">
            <text:p>333721,414000001</text:p>
          </table:table-cell>
          <table:table-cell office:value-type="float" office:value="17699076" calcext:value-type="float">
            <text:p>1769907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F82]/[.B82]" office:value-type="float" office:value="0.981493641483439" calcext:value-type="float">
            <text:p>0,9814936415</text:p>
          </table:table-cell>
          <table:table-cell/>
        </table:table-row>
        <table:table-row table:style-name="ro2">
          <table:table-cell/>
          <table:table-cell table:style-name="ce1" office:value-type="float" office:value="28170962.44304" calcext:value-type="float">
            <text:p>2817096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83]-[.F83]" office:value-type="float" office:value="523937.443040002" calcext:value-type="float">
            <text:p>523937,443040002</text:p>
          </table:table-cell>
          <table:table-cell office:value-type="float" office:value="27647025" calcext:value-type="float">
            <text:p>2764702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F83]/[.B83]" office:value-type="float" office:value="0.981401507168973" calcext:value-type="float">
            <text:p>0,9814015072</text:p>
          </table:table-cell>
          <table:table-cell/>
        </table:table-row>
        <table:table-row table:style-name="ro2">
          <table:table-cell/>
          <table:table-cell table:style-name="ce1" office:value-type="float" office:value="36246244.08976" calcext:value-type="float">
            <text:p>3624624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84]-[.F84]" office:value-type="float" office:value="678502.089759998" calcext:value-type="float">
            <text:p>678502,089759998</text:p>
          </table:table-cell>
          <table:table-cell office:value-type="float" office:value="35567742" calcext:value-type="float">
            <text:p>3556774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F84]/[.B84]" office:value-type="float" office:value="0.981280761447179" calcext:value-type="float">
            <text:p>0,9812807614</text:p>
          </table:table-cell>
          <table:table-cell/>
        </table:table-row>
        <table:table-row table:style-name="ro2">
          <table:table-cell/>
          <table:table-cell table:style-name="ce1" office:value-type="float" office:value="46012251.16101" calcext:value-type="float">
            <text:p>4601225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B85]-[.F85]" office:value-type="float" office:value="862697.161009997" calcext:value-type="float">
            <text:p>862697,161009997</text:p>
          </table:table-cell>
          <table:table-cell office:value-type="float" office:value="45149554" calcext:value-type="float">
            <text:p>4514955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F85]/[.B85]" office:value-type="float" office:value="0.98125070738245" calcext:value-type="float">
            <text:p>0,9812507074</text:p>
          </table:table-cell>
          <table:table-cell/>
        </table:table-row>
        <table:table-row table:style-name="ro2">
          <table:table-cell/>
          <table:table-cell table:style-name="ce1" office:value-type="float" office:value="54637884.12" calcext:value-type="float">
            <text:p>5463788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86]-[.F86]" office:value-type="float" office:value="1046591.12" calcext:value-type="float">
            <text:p>1046591,12</text:p>
          </table:table-cell>
          <table:table-cell office:value-type="float" office:value="53591293" calcext:value-type="float">
            <text:p>5359129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F86]/[.B86]" office:value-type="float" office:value="0.980844955165149" calcext:value-type="float">
            <text:p>0,9808449552</text:p>
          </table:table-cell>
          <table:table-cell/>
        </table:table-row>
        <table:table-row table:style-name="ro2">
          <table:table-cell/>
          <table:table-cell table:style-name="ce1" office:value-type="float" office:value="63513043.04" calcext:value-type="float">
            <text:p>63513043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B87]-[.F87]" office:value-type="float" office:value="1184455.04" calcext:value-type="float">
            <text:p>1184455,04</text:p>
          </table:table-cell>
          <table:table-cell office:value-type="float" office:value="62328588" calcext:value-type="float">
            <text:p>6232858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F87]/[.B87]" office:value-type="float" office:value="0.981350995271097" calcext:value-type="float">
            <text:p>0,9813509953</text:p>
          </table:table-cell>
          <table:table-cell/>
        </table:table-row>
        <table:table-row table:style-name="ro2">
          <table:table-cell/>
          <table:table-cell table:style-name="ce1" office:value-type="float" office:value="72449397.62" calcext:value-type="float">
            <text:p>7244939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88]-[.F88]" office:value-type="float" office:value="1284995.62" calcext:value-type="float">
            <text:p>1284995,62</text:p>
          </table:table-cell>
          <table:table-cell office:value-type="float" office:value="71164402" calcext:value-type="float">
            <text:p>7116440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F88]/[.B88]" office:value-type="float" office:value="0.982263543076785" calcext:value-type="float">
            <text:p>0,9822635431</text:p>
          </table:table-cell>
          <table:table-cell/>
        </table:table-row>
        <table:table-row table:style-name="ro2">
          <table:table-cell/>
          <table:table-cell table:style-name="ce1" office:value-type="float" office:value="81681852.12" calcext:value-type="float">
            <text:p>81681852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89]-[.F89]" office:value-type="float" office:value="1443917.12" calcext:value-type="float">
            <text:p>1443917,12</text:p>
          </table:table-cell>
          <table:table-cell office:value-type="float" office:value="80237935" calcext:value-type="float">
            <text:p>8023793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F89]/[.B89]" office:value-type="float" office:value="0.982322669203451" calcext:value-type="float">
            <text:p>0,9823226692</text:p>
          </table:table-cell>
          <table:table-cell/>
        </table:table-row>
        <table:table-row table:style-name="ro2">
          <table:table-cell/>
          <table:table-cell table:style-name="ce1" office:value-type="float" office:value="91393527.64" calcext:value-type="float">
            <text:p>9139352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90]-[.F90]" office:value-type="float" office:value="1485554.64" calcext:value-type="float">
            <text:p>1485554,64</text:p>
          </table:table-cell>
          <table:table-cell office:value-type="float" office:value="89907973" calcext:value-type="float">
            <text:p>8990797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F90]/[.B90]" office:value-type="float" office:value="0.983745515920431" calcext:value-type="float">
            <text:p>0,9837455159</text:p>
          </table:table-cell>
          <table:table-cell/>
        </table:table-row>
        <table:table-row table:style-name="ro2">
          <table:table-cell/>
          <table:table-cell table:style-name="ce1" office:value-type="float" office:value="99002302.72" calcext:value-type="float">
            <text:p>9900230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91]-[.F91]" office:value-type="float" office:value="1303011.72" calcext:value-type="float">
            <text:p>1303011,72</text:p>
          </table:table-cell>
          <table:table-cell office:value-type="float" office:value="97699291" calcext:value-type="float">
            <text:p>9769929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F91]/[.B91]" office:value-type="float" office:value="0.986838571586712" calcext:value-type="float">
            <text:p>0,9868385716</text:p>
          </table:table-cell>
          <table:table-cell/>
        </table:table-row>
        <table:table-row table:style-name="ro2">
          <table:table-cell/>
          <table:table-cell table:style-name="ce1" office:value-type="float" office:value="107149625.86" calcext:value-type="float">
            <text:p>107149626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92]-[.F92]" office:value-type="float" office:value="716469.859999999" calcext:value-type="float">
            <text:p>716469,859999999</text:p>
          </table:table-cell>
          <table:table-cell office:value-type="float" office:value="106433156" calcext:value-type="float">
            <text:p>106433156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F92]/[.B92]" office:value-type="float" office:value="0.993313370399108" calcext:value-type="float">
            <text:p>0,9933133704</text:p>
          </table:table-cell>
          <table:table-cell/>
        </table:table-row>
        <table:table-row table:style-name="ro2">
          <table:table-cell/>
          <table:table-cell table:style-name="ce1" office:value-type="float" office:value="148630853" calcext:value-type="float">
            <text:p>148630853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B93]-[.F93]" office:value-type="float" office:value="33062406" calcext:value-type="float">
            <text:p>33062406</text:p>
          </table:table-cell>
          <table:table-cell office:value-type="float" office:value="115568447" calcext:value-type="float">
            <text:p>11556844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[.F93]/[.B93]" office:value-type="float" office:value="0.777553547378215" calcext:value-type="float">
            <text:p>0,7775535474</text:p>
          </table:table-cell>
          <table:table-cell/>
        </table:table-row>
        <table:table-row table:style-name="ro2">
          <table:table-cell/>
          <table:table-cell table:style-name="ce1" office:value-type="float" office:value="316921558" calcext:value-type="float">
            <text:p>316921558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94]-[.F94]" office:value-type="float" office:value="192578565" calcext:value-type="float">
            <text:p>192578565</text:p>
          </table:table-cell>
          <table:table-cell office:value-type="float" office:value="124342993" calcext:value-type="float">
            <text:p>124342993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F94]/[.B94]" office:value-type="float" office:value="0.392346275793583" calcext:value-type="float">
            <text:p>0,3923462758</text:p>
          </table:table-cell>
          <table:table-cell/>
        </table:table-row>
        <table:table-row table:style-name="ro2">
          <table:table-cell/>
          <table:table-cell table:style-name="ce1" office:value-type="float" office:value="674909595" calcext:value-type="float">
            <text:p>67490959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95]-[.F95]" office:value-type="float" office:value="541493068" calcext:value-type="float">
            <text:p>541493068</text:p>
          </table:table-cell>
          <table:table-cell office:value-type="float" office:value="133416527" calcext:value-type="float">
            <text:p>13341652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[.F95]/[.B95]" office:value-type="float" office:value="0.197680590094441" calcext:value-type="float">
            <text:p>0,1976805901</text:p>
          </table:table-cell>
          <table:table-cell/>
        </table:table-row>
        <table:table-row table:style-name="ro2">
          <table:table-cell/>
          <table:table-cell table:style-name="ce1" office:value-type="float" office:value="1425390601" calcext:value-type="float">
            <text:p>1425390601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96]-[.F96]" office:value-type="float" office:value="1283127477" calcext:value-type="float">
            <text:p>1283127477</text:p>
          </table:table-cell>
          <table:table-cell office:value-type="float" office:value="142263124" calcext:value-type="float">
            <text:p>14226312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F96]/[.B96]" office:value-type="float" office:value="0.09980641369474" calcext:value-type="float">
            <text:p>0,0998064137</text:p>
          </table:table-cell>
          <table:table-cell/>
        </table:table-row>
        <table:table-row table:style-name="ro2">
          <table:table-cell/>
          <table:table-cell table:style-name="ce1" office:value-type="float" office:value="3010363164" calcext:value-type="float">
            <text:p>3010363164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B97]-[.F97]" office:value-type="float" office:value="2859840635" calcext:value-type="float">
            <text:p>2859840635</text:p>
          </table:table-cell>
          <table:table-cell office:value-type="float" office:value="150522529" calcext:value-type="float">
            <text:p>15052252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formula="of:=[.F97]/[.B97]" office:value-type="float" office:value="0.0500014519178458" calcext:value-type="float">
            <text:p>0,0500014519</text:p>
          </table:table-cell>
          <table:table-cell/>
        </table:table-row>
        <table:table-row table:style-name="ro2">
          <table:table-cell/>
          <table:table-cell table:style-name="ce1" office:value-type="float" office:value="6380584795" calcext:value-type="float">
            <text:p>638058479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98]-[.F98]" office:value-type="float" office:value="6221104407" calcext:value-type="float">
            <text:p>6221104407</text:p>
          </table:table-cell>
          <table:table-cell office:value-type="float" office:value="159480388" calcext:value-type="float">
            <text:p>159480388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formula="of:=[.F98]/[.B98]" office:value-type="float" office:value="0.0249946349941111" calcext:value-type="float">
            <text:p>0,024994635</text:p>
          </table:table-cell>
          <table:table-cell/>
        </table:table-row>
        <table:table-row table:style-name="ro2">
          <table:table-cell/>
          <table:table-cell table:style-name="ce1" office:value-type="float" office:value="13563469563" calcext:value-type="float">
            <text:p>13563469563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99]-[.F99]" office:value-type="float" office:value="13394737230" calcext:value-type="float">
            <text:p>13394737230</text:p>
          </table:table-cell>
          <table:table-cell office:value-type="float" office:value="168732333" calcext:value-type="float">
            <text:p>168732333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table:formula="of:=[.F99]/[.B99]" office:value-type="float" office:value="0.0124402043456703" calcext:value-type="float">
            <text:p>0,0124402043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B81:Hoja1.C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6:07:20.6777715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6:07:20.739037776</meta:creation-date>
    <meta:editing-duration>PT40S</meta:editing-duration>
    <meta:editing-cycles>2</meta:editing-cycles>
    <meta:generator>LibreOffice/4.2.8.2$Linux_X86_64 LibreOffice_project/420m0$Build-2</meta:generator>
    <dc:date>2016-09-26T16:23:11.826408939</dc:date>
    <dc:creator>Agustin Rodriguez</dc:creator>
    <meta:document-statistic meta:table-count="3" meta:cell-count="449" meta:object-count="0"/>
  </office:meta>
</office:document-meta>
</file>